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021in" fo:margin-left="-0.0104in" table:align="left" style:writing-mode="lr-tb"/>
    </style:style>
    <style:style style:name="Table1.A" style:family="table-column">
      <style:table-column-properties style:column-width="3.7493in"/>
    </style:style>
    <style:style style:name="Table1.B" style:family="table-column">
      <style:table-column-properties style:column-width="1.0521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958in" fo:margin-left="-0.0104in" table:align="left" style:writing-mode="lr-tb"/>
    </style:style>
    <style:style style:name="Table3.A" style:family="table-column">
      <style:table-column-properties style:column-width="4.6972in"/>
    </style:style>
    <style:style style:name="Table3.B" style:family="table-column">
      <style:table-column-properties style:column-width="1.1979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354in"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5.8958in" fo:margin-left="-0.0104in" table:align="left" style:writing-mode="lr-tb"/>
    </style:style>
    <style:style style:name="Table4.A" style:family="table-column">
      <style:table-column-properties style:column-width="4.6972in"/>
    </style:style>
    <style:style style:name="Table4.B" style:family="table-column">
      <style:table-column-properties style:column-width="1.1979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354in" fo:keep-together="auto"/>
    </style:style>
    <style:style style:name="Table4.6" style:family="table-row">
      <style:table-row-properties fo:keep-together="auto"/>
    </style:style>
    <style:style style:name="P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paragraph-properties fo:margin-top="0in" fo:margin-bottom="0in"/>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list-style-name="WWNum1">
      <style:paragraph-properties fo:margin-top="0in" fo:margin-bottom="0in" fo:line-height="100%"/>
    </style:style>
    <style:style style:name="P11" style:family="paragraph" style:parent-style-name="Standard">
      <style:paragraph-properties fo:margin-top="0in" fo:margin-bottom="0in" style:line-height-at-least="0.1563in"/>
    </style:style>
    <style:style style:name="P12" style:family="paragraph" style:parent-style-name="Standard">
      <style:paragraph-properties fo:margin-top="0in" fo:margin-bottom="0in" style:line-height-at-least="0.1563in" fo:text-align="center" style:justify-single-word="false"/>
    </style:style>
    <style:style style:name="P13" style:family="paragraph" style:parent-style-name="Standard">
      <style:paragraph-properties fo:margin-top="0in" fo:margin-bottom="0in" fo:line-height="100%"/>
      <style:text-properties fo:font-size="10pt" style:font-size-asian="10pt" style:font-size-complex="10pt"/>
    </style:style>
    <style:style style:name="P14"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top="0in" fo:margin-bottom="0in" style:line-height-at-least="0.1354in"/>
    </style:style>
    <style:style style:name="P16" style:family="paragraph" style:parent-style-name="Standard">
      <style:paragraph-properties fo:margin-top="0in" fo:margin-bottom="0in" style:line-height-at-least="0.1354in" fo:text-align="center" style:justify-single-word="false"/>
    </style:style>
    <style:style style:name="P17"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18" style:family="paragraph" style:parent-style-name="Standard" style:master-page-name="Standard">
      <style:paragraph-properties fo:margin-top="0in" fo:margin-bottom="0in" fo:line-height="100%" style:page-number="auto" fo:break-before="page"/>
    </style:style>
    <style:style style:name="P19" style:family="paragraph" style:parent-style-name="Standard" style:list-style-name="WWNum1">
      <style:paragraph-properties fo:margin-top="0.0193in" fo:margin-bottom="0in" fo:line-height="100%"/>
    </style:style>
    <style:style style:name="P20" style:family="paragraph" style:parent-style-name="Standard">
      <style:paragraph-properties fo:margin-top="0.1665in" fo:margin-bottom="0in" fo:break-before="page"/>
    </style:style>
    <style:style style:name="P21" style:family="paragraph" style:parent-style-name="Normal_20__28_Web_29_">
      <style:paragraph-properties fo:margin-top="0.0193in" fo:margin-bottom="0.0193in"/>
    </style:style>
    <style:style style:name="P22" style:family="paragraph" style:parent-style-name="Normal_20__28_Web_29_">
      <style:paragraph-properties fo:margin-top="0.0193in" fo:margin-bottom="0.0193in"/>
      <style:text-properties fo:font-size="10pt" style:font-size-asian="10pt" style:font-size-complex="10pt"/>
    </style:style>
    <style:style style:name="P23" style:family="paragraph" style:parent-style-name="Normal_20__28_Web_29_">
      <style:paragraph-properties fo:margin-top="0.0193in" fo:margin-bottom="0.0193in"/>
      <style:text-properties fo:font-size="10pt" fo:font-weight="bold" style:font-size-asian="10pt" style:font-weight-asian="bold" style:font-size-complex="10pt" style:font-weight-complex="bold"/>
    </style:style>
    <style:style style:name="P24" style:family="paragraph" style:parent-style-name="Heading_20_1" style:master-page-name="Standard">
      <style:paragraph-properties style:page-number="auto"/>
    </style:style>
    <style:style style:name="P25" style:family="paragraph" style:parent-style-name="Heading_20_1">
      <style:paragraph-properties fo:margin-top="0in" fo:margin-bottom="0in" fo:break-before="page"/>
    </style:style>
    <style:style style:name="P26"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weight="bold" style:font-size-asian="10pt" style:font-weight-asian="bold"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color="#17365d" fo:font-size="10pt" fo:font-weight="bold" style:font-size-asian="10pt" style:font-weight-asian="bold" style:font-size-complex="10pt"/>
    </style:style>
    <style:style style:name="T12" style:family="text">
      <style:text-properties fo:color="#17365d" fo:font-size="10pt" style:font-size-asian="10pt" style:font-size-complex="10pt"/>
    </style:style>
    <style:style style:name="T13"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6666cc" style:font-name="Arial1" fo:font-size="13.5pt" fo:font-weight="bold" style:font-name-asian="Times New Roman1" style:font-size-asian="13.5pt" style:font-weight-asian="bold" style:font-name-complex="Arial2" style:font-weight-complex="bold"/>
    </style:style>
    <style:style style:name="T15" style:family="text">
      <style:text-properties fo:color="#dc143c" style:font-name="Times New Roman" fo:font-size="10pt" fo:font-weight="bold" style:font-name-asian="Times New Roman1" style:font-size-asian="10pt" style:font-weight-asian="bold" style:font-name-complex="Times New Roman1" style:font-size-complex="10pt" style:font-weight-complex="bold"/>
    </style:style>
    <style:style style:name="T16"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GAD323 Readings &amp; Assignments: Week 5</text:h>
      <text:h text:style-name="Heading_20_2" text:outline-level="2"><text:span text:style-name="T1">Week 5 Reading</text:span></text:h>
      <text:p text:style-name="P3"><text:span text:style-name="T2">Complete the following reading early in the week:</text:span></text:p>
      <text:list xml:id="list32597746" text:style-name="WWNum1">
        <text:list-item>
          <text:p text:style-name="P4"><text:span text:style-name="T3">Week 5</text:span><text:span text:style-name="T2"> and </text:span><text:span text:style-name="T3">Week 6</text:span><text:span text:style-name="T2"> online lectures<text:line-break/> </text:span></text:p>
        </text:list-item>
        <text:list-item>
          <text:p text:style-name="P4"><text:span text:style-name="T2">The following chapters from the text from </text:span><text:span text:style-name="T4">Storyboards, Motion in Art</text:span><text:span text:style-name="T2">, by Mark Simon: </text:span></text:p>
          <text:list>
            <text:list-item>
              <text:list>
                <text:list-item>
                  <text:p text:style-name="P4"><text:span text:style-name="T2">Chapter 32: Tricks of the Trade </text:span></text:p>
                </text:list-item>
                <text:list-item>
                  <text:p text:style-name="P4"><text:span text:style-name="T2">Chapter 33: Presentation and Delivery</text:span></text:p>
                </text:list-item>
              </text:list>
            </text:list-item>
          </text:list>
        </text:list-item>
      </text:list>
      <text:p text:style-name="P3"><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Assignment Summary:</text:span></text:p>
          </table:table-cell>
          <table:table-cell table:style-name="Table1.A1" office:value-type="string">
            <text:p text:style-name="P9"><text:span text:style-name="T3">Due Date</text:span><text:span text:style-name="T2"> </text:span></text:p>
          </table:table-cell>
        </table:table-row>
        <table:table-row table:style-name="Table1.2">
          <table:table-cell table:style-name="Table1.A1" office:value-type="string">
            <text:p text:style-name="P8"><text:span text:style-name="T3">Assignment 1:</text:span><text:span text:style-name="T2"> Exercise and Discussion Questions on Design Treatments</text:span></text:p>
          </table:table-cell>
          <table:table-cell table:style-name="Table1.A1" office:value-type="string">
            <text:p text:style-name="P9"><text:span text:style-name="T3">Friday, June 12, 2009</text:span><text:span text:style-name="T2"> </text:span></text:p>
          </table:table-cell>
        </table:table-row>
        <table:table-row table:style-name="Table1.3">
          <table:table-cell table:style-name="Table1.A1" office:value-type="string">
            <text:p text:style-name="P8"><text:span text:style-name="T3">Assignment 2:</text:span><text:span text:style-name="T2"> Final Project Submission</text:span></text:p>
          </table:table-cell>
          <table:table-cell table:style-name="Table1.A1" office:value-type="string">
            <text:p text:style-name="P9"><text:span text:style-name="T3">Sunday, June 14, 2009</text:span><text:span text:style-name="T2"> </text:span></text:p>
          </table:table-cell>
        </table:table-row>
        <table:table-row table:style-name="Table1.4">
          <table:table-cell table:style-name="Table1.A1" office:value-type="string">
            <text:p text:style-name="P11"><text:span text:style-name="T3">Assignment 3:</text:span><text:span text:style-name="T2"> Review Final Layout Package</text:span></text:p>
          </table:table-cell>
          <table:table-cell table:style-name="Table1.A1" office:value-type="string">
            <text:p text:style-name="P12"><text:span text:style-name="T3">Monday, June 15, 2009</text:span><text:span text:style-name="T2"> </text:span></text:p>
          </table:table-cell>
        </table:table-row>
      </table:table>
      <text:p text:style-name="P3"><text:span text:style-name="T2">Remember that all assignment details can be found on the assignment pages located throughout the week. Go to those specific pages for direction on how to complete each individual assignment.</text:span></text:p>
      <text:p text:style-name="Standard"/>
      <text:h text:style-name="P26" text:outline-level="1">Week 5 Overview</text:h>
      <text:p text:style-name="P21"><text:span text:style-name="T7">You've studied the impact of backgrounds and foregrounds on scene design, examined camera moves, and identified the logistics of character design last week. It's now time we focused on yet another important aspect of animation layout—</text:span><text:span text:style-name="T11">staging.</text:span><text:span text:style-name="T12"> <text:s/></text:span><text:span text:style-name="T7">Whether in animation, games, live action, or even a wedding photo, staging is a very important part of visual impression, because the way the elements of a scene are organized has a great deal to do with how the audience feels about a scene. In Dustin Hoffman's alienation scene in </text:span><text:span text:style-name="T8">The Graduate</text:span><text:span text:style-name="T7"> his bitterness was apparent even as the camera shot him through a fish tank! In a visual medium, images are paramount, and the camera, though an unseen factor, plays a key role—that of visual organization. </text:span></text:p>
      <text:p text:style-name="P21"><text:span text:style-name="T7">This week's lectures focus on how to best organize the characters within your scenes to make the maximum impact on the audience. To best understand this, we'll first take a quick look at the tools that aid such visual organization: model sheets, exposure sheets, prop sheets, and continuity notes. As the course nears conclusion, we'll also spend time reviewing issues of orchestration, timing, and sound—key elements that will help you fine tune your animations. </text:span></text:p>
      <text:h text:style-name="Heading_20_2" text:outline-level="2">Learning Outcomes:</text:h>
      <text:list xml:id="list32603820" text:continue-numbering="true" text:style-name="WWNum1">
        <text:list-item>
          <text:p text:style-name="P19"><text:span text:style-name="T5">Synthesize information from diverse sources for project purposes.</text:span></text:p>
        </text:list-item>
        <text:list-item>
          <text:p text:style-name="P19"><text:span text:style-name="T5">Create a complex animation storyboard according to specific game definitions.</text:span></text:p>
        </text:list-item>
        <text:list-item>
          <text:p text:style-name="P19"><text:span text:style-name="T5">Produce and render one original layout package with storyboard, prop sheets, background treatments, character model sheets, camera shots, scene breakdown and match lines. </text:span></text:p>
        </text:list-item>
        <text:list-item>
          <text:p text:style-name="P19"><text:span text:style-name="T5">Demonstrate the use of correct terminology and formats associated with preproduction instructions.</text:span></text:p>
        </text:list-item>
        <text:list-item>
          <text:p text:style-name="P19"><text:span text:style-name="T5">Observe and describe visual foreground and background environments and their relationship to content.</text:span></text:p>
        </text:list-item>
        <text:list-item>
          <text:p text:style-name="P19"><text:span text:style-name="T5">Synthesize information from diverse sources for project purposes.</text:span></text:p>
        </text:list-item>
        <text:list-item>
          <text:p text:style-name="P19"><text:span text:style-name="T5">Demonstrate the use of correct terminology and formats associated with preproduction instructions. </text:span></text:p>
        </text:list-item>
        <text:list-item>
          <text:p text:style-name="P19"><text:span text:style-name="T5">Produce and render one original layout package with storyboard, prop sheets, background treatments, character model sheets, camera shots, scene breakdown and match lines. </text:span></text:p>
        </text:list-item>
      </text:list>
      <text:h text:style-name="Heading_20_1" text:outline-level="1">Character Presentation and Staging Techniques</text:h>
      <text:p text:style-name="P21"><text:span text:style-name="T7">As an art form, animation can be a tedious one; a few seconds of a well-crafted production can take weeks to create. And a simple mistake in any animation, whether it is in games or films, can make things just that much tougher—rework is both time and labor consuming. Let's now look at the various elements that ensure the production process runs as smoothly as possible. You're already familiar with these from your previous courses, and these should only serve as reminders for you to build up your layout package. </text:span></text:p>
      <text:p text:style-name="P22"/>
      <text:p text:style-name="P21"><text:span text:style-name="T10">Model Sheets</text:span></text:p>
      <text:p text:style-name="P21"><text:span text:style-name="T7">If you compared the early drawings of </text:span><text:span text:style-name="T8">Bugs Bunny</text:span><text:span text:style-name="T7"> or </text:span><text:span text:style-name="T8">Felix the Cat</text:span><text:span text:style-name="T7"> with those of the later productions, you'd find that both characters evolved over time into more circular forms. While this is acceptable over the course of many years and television seasons, it could spell absolute disaster in a single production. So take time to create detailed model sheets; not only will this ensure that your characters look consistent, these sheets will also serve as invaluable resources when other animators work on your production. </text:span></text:p>
      <text:p text:style-name="P22"/>
      <text:p text:style-name="P21"><text:span text:style-name="T10">Prop Sheets </text:span></text:p>
      <text:p text:style-name="P21"><text:span text:style-name="T7">Although not as essential as model sheets, prop sheets play a vital role in productions. They define the look of objects that recur through the animation. In this regard, prop sheets are a great help to background artists, especially when the storyboards omit detail in objects. </text:span></text:p>
      <text:p text:style-name="P23"/>
      <text:p text:style-name="P23"/>
      <text:p text:style-name="P23"/>
      <text:p text:style-name="P21"><text:span text:style-name="T10">Exposure Sheets</text:span></text:p>
      <text:p text:style-name="P21"><text:span text:style-name="T7">Known as </text:span><text:span text:style-name="T9">x-sheets</text:span><text:span text:style-name="T7"> in animation parlance, exposure sheets "document the action." In other words, by looking at the x-sheet of a production, you can have a clear idea of what kind of background is used, what props are used, how the scene is lit, which characters are present, what dialogues they mouth (along with the director's notes on how to animate them), what position the camera is in, and any relevant instructions on camera moves and lens attributes that are present in the shot. </text:span></text:p>
      <text:p text:style-name="P22"/>
      <text:p text:style-name="P21"><text:soft-page-break/><text:span text:style-name="T10">Continuity Notes</text:span></text:p>
      <text:p text:style-name="P21"><text:span text:style-name="T7">Nothing can be more frustrating after you've animated a scene than to discover that an object has changed hands or disappeared entirely between shots. As an essential element of production, continuity notes do what their name suggests—maintain continuity. If a character is holding a pencil in his left hand in a wide shot, the continuity notes would detail this, helping to maintain the consistency throughout all the close-ups and other shots in the scene. Continuity notes also maintain eyelines and continuity between cuts; if a character is sitting on the right side of the frame looking left in a wide shot, he should still remain on the right side of the frame looking left in a subsequent close-up.</text:span></text:p>
      <text:p text:style-name="P13"/>
      <text:p text:style-name="P8"><text:span text:style-name="T7">Explore: Don Bluth - </text:span><text:a xlink:type="simple" xlink:href="http://www.donbluth.com/"><text:span text:style-name="T7">http://www.donbluth.com/</text:span></text:a></text:p>
      <text:h text:style-name="Heading_20_1" text:outline-level="1">Character Interaction within a Video Game</text:h>
      <text:p text:style-name="P21"><text:span text:style-name="T7">The background establishes the location and overall mood of the scene. Typically a layout artist creates a drawing to establish the content of the scene, placement of characters, perspective, and camera angle. Based on this drawing, the background artist creates a detailed preliminary painting of the scene, then draws the final production background to be used for filming.<text:line-break/><text:line-break/>Despite its apparent importance, the placement of a character within a shot is often the most overlooked aspect of scene design. Video games have for a long time dealt with this issue in one of two monotonous approaches—placing the player in an over-the-shoulder shot behind the character, or in a subjective point of view from the eyes of the camera. The other characters then enter and exit within the camera's field of vision.</text:span></text:p>
      <text:p text:style-name="P21"><text:span text:style-name="T7">In three-dimensional (3D) games there is usually a tool for changing the angle of view to a wider field of vision. If something important happens behind the player, either a graphic representation warns the player of the danger lurking behind him, or the camera automatically cuts to another view to reveal the threat. </text:span></text:p>
      <text:p text:style-name="P21"><text:span text:style-name="T7">Because editing isn't always an option in creating a scene, effective staging becomes all the more important, especially to make the game dynamic yet functional. The dilemma is sometimes compounded by the strict memory requirements of some game platforms that limit the movement on the screen. For this reason many game developers create several versions of each character: high-resolution, mid-resolution, and low-resolution. As the characters in the game move further and further from the camera's field of view, they are replaced with consecutively lower resolution replacements of the same character. This helps to conserve memory for essential aspects of the game when players will primarily be focusing on the characters that are closest to them.</text:span></text:p>
      <text:p text:style-name="P21"><text:span text:style-name="T7">Remember that like architecture, game design is a functional art form. Designers will always strive to create what is aesthetically interesting, but unless the game is technically efficient, their efforts will bear little fruit. </text:span></text:p>
      <text:p text:style-name="P1"/>
      <text:h text:style-name="P25" text:outline-level="1">Timing and Sound Issues</text:h>
      <text:p text:style-name="P21"><text:span text:style-name="T7">But for the talent of sound designers, creaky doors, squealing doors, and roaring dinosaurs would be silent. Working closely with background artists and scene designers, sound artists compose the music and sound in games, giving expression to the moods of the game and intensifying the player experience. By considering the position of the player in the story, sound designers gauge how the music will affect the player's mood, and then use musical techniques to evoke emotions. </text:span></text:p>
      <text:p text:style-name="P21"><text:span text:style-name="T7">A well-placed and appropriately recorded soundtrack can give the movements within a game an extra punch. It has been said that </text:span><text:span text:style-name="T9">sound makes up 70 percent of the emotional impact of the moving image.</text:span><text:span text:style-name="T7"> Good soundtracks can call the viewers' attention to the important aspects of the frame—away from trouble spots. Sound tells the viewer how to react to an image. It is therefore important for you to plan for your sound design ahead of time. <text:s/></text:span></text:p>
      <text:p text:style-name="P21"><text:span text:style-name="T7">When choosing noises, sound designers also have to be aware of the game-playing environment. When designing for arcades, for example, they make effects loud and simple. For a home system, sounds can be more complex.</text:span></text:p>
      <text:p text:style-name="P21"><text:span text:style-name="T7">But even after you've worked on the sound and animated your project you might discover that things haven't worked out as perfectly as you planned. Timing can create a host of problems, especially in a scene where several things are happening simultaneously, and in which one event affects the outcome of another. </text:span></text:p>
      <text:p text:style-name="P21"><text:span text:style-name="T7">Because animation for interactive games is a nonlinear form, meaning that you can start anywhere and work in any direction, you may encounter a situation where several complex elements need to be synchronized through interaction. In such a scenario, start working from the point of contact where interaction is critical and then work backwards to create appropriate movements and anticipations. For example to create a shot of two people sword fighting, begin with a drawing of the two swords at a point of contact and then work backwards from there. This will ensure that the objects maintain their synchronicity, so you can concentrate on creating anticipations, adding follow-throughs, and weighting the characters.</text:span></text:p>
      <text:p text:style-name="P21"><text:span text:style-name="T7">Explore: Sound Design - </text:span><text:a xlink:type="simple" xlink:href="http://www.digitalprosound.com/2001/03_mar/features/sound_design/sound_design1.htm"><text:span text:style-name="T7">http://www.digitalprosound.com/2001/03_mar/features/sound_design/sound_design1.htm</text:span></text:a></text:p>
      <text:p text:style-name="P21"><text:span text:style-name="Heading_20_1_20_Char">Orchestration</text:span><text:span text:style-name="T7"><text:line-break/>You've spent considerable time now exploring how a scene is designed: how to compose and edit individual shots, how to use cinematic space and camera moves to enhance your story, and how to prepare an environment and characters that suit your story. Now it's time to fit in the last piece of the puzzle, one we shall refer to as "orchestration." </text:span></text:p>
      <text:p text:style-name="Normal_20__28_Web_29_"><text:span text:style-name="T7">Although the word orchestration commonly means an arrangement of a piece of music, in layout and scene design we understand it as </text:span><text:span text:style-name="T9">an arrangement of events to achieve maximum effect.</text:span><text:span text:style-name="T7"> To explain further, in animation, orchestration primarily refers to the way in which various elements and techniques come together as a whole to contribute to the aesthetic and emotional impact of the story. <text:s/>Orchestration could also stand for the rationale behind certain decisions. Did you zoom into a character or prop that did not give the viewer any vital information for the scene? Poor orchestration such as this takes away from the overall impact of a piece. Redundant and unnecessary cinematic elements distract viewers from the plot. These elements and their cumulative effect is orchestration.</text:span></text:p>
      <text:p text:style-name="Normal_20__28_Web_29_"><text:span text:style-name="T7">Orchestration also refers to the way that a work communicates to the audience. Do the screen directions generally move on a certain track? Are the scenes tied together through consistent elements like dissolves or musical interludes? While neither of these examples is an absolute necessity in a piece, a successful production usually has a consistent or "signature" way of communicating to the audience.</text:span></text:p>
      <text:p text:style-name="Normal_20__28_Web_29_"><text:span text:style-name="T7">Orchestration is usually refined in the editing stage when even the tiniest adjustments in shot duration, sequence, sound design, and color correction can contribute to the impact of a production. Be careful not to repeat the same elements and create a series of individual shots within dynamic scenes that alternate angles and tempos in the editing. Use orchestration to pull your entire project together into a unified composition.</text:span></text:p>
      <text:h text:style-name="Heading_20_1" text:outline-level="1">Conclusion</text:h>
      <text:p text:style-name="Normal_20__28_Web_29_"><text:span text:style-name="T8">The Graduate</text:span><text:span text:style-name="T7"> begins with a close-up of Dustin Hoffman's face as the young graduate Benjamin Braddock. As the audience we have no idea what's to occur because the opening shot is so tight on Ben's face. After a few moments of initial confusion, we hear a voice saying, "We have begun our descent into Los Angeles." And the camera pulls back to reveal that Ben is one of many passengers on a plane flight.</text:span></text:p>
      <text:p text:style-name="Normal_20__28_Web_29_"><text:span text:style-name="T7">Remember that the visual potential of an animation is greater than that in a live action film. As a scene designer you have the power to control every frame of your production. Blend your power to think visually with the incredible power of technology, and you'll definitely achieve a high level of visual artistry.</text:span></text:p>
      <text:p text:style-name="Normal_20__28_Web_29_"/>
      <text:p text:style-name="P5"><text:span text:style-name="T13">Assignment 1: Exercise and Discussion Questions on Design Treatments</text:span></text:p>
      <text:p text:style-name="P3"><text:span text:style-name="T15">Clarity is posted in the thread below.</text:span></text:p>
      <text:p text:style-name="P3"><text:span text:style-name="T5">By </text:span><text:span text:style-name="T6">Friday, June 12, 2009</text:span><text:span text:style-name="T5">, go to this </text:span><text:span text:style-name="T6">Discussion Area</text:span><text:span text:style-name="T5"> and post responses to 2 of the discussion questions assigned by the facilitator. Pick a scenario from the drop-down menu below to frame your 2 discussion questions. Your discussion responses should be posted to your selected </text:span><text:span text:style-name="T6">Scenario</text:span><text:span text:style-name="T5"> of this </text:span><text:span text:style-name="T6">Discussion Area</text:span><text:span text:style-name="T5">. </text:span></text:p>
      <text:p text:style-name="P3"><text:span text:style-name="T5">Before the end of the week,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scenario in this</text:span><text:span text:style-name="T6"> Discussion Area</text:span><text:span text:style-name="T5">.</text:span></text:p>
      <text:p text:style-name="P3"><text:span text:style-name="T5">Remember, different scenarios need different treatment in terms of staging, frame design, orchestration, and sound techniques. </text:span></text:p>
      <text:p text:style-name="P3"><text:span text:style-name="T6">Discussion Questions: </text:span></text:p>
      <text:list xml:id="list32604610" text:continue-numbering="true" text:style-name="WWNum1">
        <text:list-item>
          <text:list>
            <text:list-item>
              <text:p text:style-name="P4"><text:span text:style-name="T5">Discuss how you would stage the characters in the frame, and maintain continuity through the editing. </text:span></text:p>
            </text:list-item>
            <text:list-item>
              <text:p text:style-name="P4"><text:span text:style-name="T5">Which cinematic elements do you intend to use and why? </text:span></text:p>
            </text:list-item>
            <text:list-item>
              <text:p text:style-name="P4"><text:span text:style-name="T5">How would you use these elements to orchestrate the scenario? </text:span></text:p>
            </text:list-item>
            <text:list-item>
              <text:p text:style-name="P4"><text:span text:style-name="T5">How would you go about composing the sound to complement the scene? </text:span></text:p>
            </text:list-item>
            <text:list-item>
              <text:p text:style-name="P4"><text:span text:style-name="T5">How would you synchronize the action for the scenario? </text:span></text:p>
            </text:list-item>
            <text:list-item>
              <text:p text:style-name="P4"><text:span text:style-name="T5">Discuss how you would use the general logistics such as matching eye lines, exposure sheets, prop sheets, continuity notes to enhance the scenario. </text:span></text:p>
            </text:list-item>
          </text:list>
        </text:list-item>
      </text:list>
      <text:p text:style-name="P3"><text:span text:style-name="T5"> </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6">Assignment 1 Grading Criteria and Respective Point Value:</text:span></text:p>
          </table:table-cell>
          <table:table-cell table:style-name="Table2.A1" office:value-type="string">
            <text:p text:style-name="P9"><text:span text:style-name="T6">Maximum<text:line-break/>Points</text:span><text:span text:style-name="T5"> </text:span></text:p>
          </table:table-cell>
        </table:table-row>
        <table:table-row table:style-name="Table2.2">
          <table:table-cell table:style-name="Table2.A1" office:value-type="string">
            <text:p text:style-name="P8"><text:span text:style-name="T6">Response Criteria</text:span></text:p>
          </table:table-cell>
          <table:table-cell table:style-name="Table2.A1" office:value-type="string">
            <text:p text:style-name="P14"/>
          </table:table-cell>
        </table:table-row>
        <table:table-row table:style-name="Table2.3">
          <table:table-cell table:style-name="Table2.A1" office:value-type="string">
            <text:p text:style-name="P15"><text:span text:style-name="T5">Met the criteria for the correct responses to the questions assigned.</text:span></text:p>
          </table:table-cell>
          <table:table-cell table:style-name="Table2.A1" office:value-type="string">
            <text:p text:style-name="P16"><text:span text:style-name="T5">4 </text:span></text:p>
          </table:table-cell>
        </table:table-row>
        <table:table-row table:style-name="Table2.3">
          <table:table-cell table:style-name="Table2.A1" office:value-type="string">
            <text:p text:style-name="P15"><text:span text:style-name="T5">Used vocabulary relevant to the current week's topics—at least four terms.</text:span></text:p>
          </table:table-cell>
          <table:table-cell table:style-name="Table2.A1" office:value-type="string">
            <text:p text:style-name="P16"><text:span text:style-name="T5">4 </text:span></text:p>
          </table:table-cell>
        </table:table-row>
        <table:table-row table:style-name="Table2.3">
          <table:table-cell table:style-name="Table2.A1" office:value-type="string">
            <text:p text:style-name="P15"><text:span text:style-name="T6">Participation Criteria</text:span></text:p>
          </table:table-cell>
          <table:table-cell table:style-name="Table2.A1" office:value-type="string">
            <text:p text:style-name="P14"/>
          </table:table-cell>
        </table:table-row>
        <table:table-row table:style-name="Table2.3">
          <table:table-cell table:style-name="Table2.A1" office:value-type="string">
            <text:p text:style-name="P15"><text:span text:style-name="T5">Used vocabulary relevant to the current week's topics—at least four terms.</text:span></text:p>
          </table:table-cell>
          <table:table-cell table:style-name="Table2.A1" office:value-type="string">
            <text:p text:style-name="P16"><text:span text:style-name="T5">4 </text:span></text:p>
          </table:table-cell>
        </table:table-row>
        <table:table-row table:style-name="Table2.3">
          <table:table-cell table:style-name="Table2.A1" office:value-type="string">
            <text:p text:style-name="P15"><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6"><text:span text:style-name="T5">4 </text:span></text:p>
          </table:table-cell>
        </table:table-row>
        <table:table-row table:style-name="Table2.3">
          <table:table-cell table:style-name="Table2.A1" office:value-type="string">
            <text:p text:style-name="P15"><text:span text:style-name="T5">Justified ideas and responses by using appropriate examples and references from texts, Web sites, and other references or personal experience.</text:span></text:p>
          </table:table-cell>
          <table:table-cell table:style-name="Table2.A1" office:value-type="string">
            <text:p text:style-name="P16"><text:span text:style-name="T5">4 </text:span></text:p>
          </table:table-cell>
        </table:table-row>
        <table:table-row table:style-name="Table2.9">
          <table:table-cell table:style-name="Table2.A1" office:value-type="string">
            <text:p text:style-name="P8"><text:span text:style-name="T6">Total:</text:span></text:p>
          </table:table-cell>
          <table:table-cell table:style-name="Table2.A1" office:value-type="string">
            <text:p text:style-name="P9"><text:span text:style-name="T6">20</text:span><text:span text:style-name="T5"> </text:span></text:p>
          </table:table-cell>
        </table:table-row>
      </table:table>
      <text:p text:style-name="P3"><text:span text:style-name="T16">For assistance with any problems you may have when completing this assignment—OR—to offer your assistance to classmates, please use the </text:span><text:span text:style-name="T17">Problems and Solutions Discussion</text:span><text:span text:style-name="T16"> area located through the left side navigation link. </text:span></text:p>
      <text:p text:style-name="P2"/>
      <text:p text:style-name="P20"><text:span text:style-name="Heading_20_1_20_Char">Discussion Questions:</text:span><text:line-break/><text:line-break/><text:span text:style-name="T7">1. Discuss how you would stage the characters in the frame, and maintain continuity through the editing.<text:line-break/>2. Which cinematic elements do you intend to use and why?<text:line-break/>3. How would you use these elements to orchestrate the scenario?<text:line-break/>4. How would you go about composing the sound to complement the scene?<text:line-break/>5. How would you synchronize the action for the scenario?<text:line-break/>6. Discuss how you would use the general logistics such as matching eye lines, exposure sheets, prop sheets, continuity notes to enhance the scenario</text:span></text:p>
      <text:p text:style-name="Standard"><text:span text:style-name="Heading_20_1_20_Char"/></text:p>
      <text:p text:style-name="Standard"><text:span text:style-name="Heading_20_1_20_Char">Scenarios:</text:span><text:span text:style-name="T7"><text:line-break/>1.  A character dying...either on a bed or in action<text:line-break/>2.  A child happy with a balloon<text:line-break/>3.  A human foot landing in a puddle of water<text:line-break/>4.  A bull coming at you</text:span></text:p>
      <text:p text:style-name="Standard">Choose one scenario from the list above. consider 3 shots of this scenario for the discussion questions.<text:line-break/>sketch one shot, complete with color and directives as if it were a panel from a storyboard. You may add other characters.</text:p>
      <text:p text:style-name="Standard">Remember, different scenarios need different treatment in terms of staging, frame design, orchestration, and sound techniques.</text:p>
      <text:p text:style-name="Standard"><text:span text:style-name="Heading_20_2_20_Char">New Due Date:</text:span><text:line-break/>Saturday before midnight eastern</text:p>
      <text:p text:style-name="P5"><text:span text:style-name="T14">Assignment 2: Rough Final Project Submission</text:span></text:p>
      <text:p text:style-name="P8"><text:span text:style-name="T5">Compile your layout package....all in color<text:line-break/><text:line-break/></text:span><text:span text:style-name="T6">Include:<text:line-break/></text:span><text:span text:style-name="T5">proposal from week 1....cleaned up<text:line-break/>storyboard (noting scene breakdown, match lines, and camera shots) <text:line-break/>prop sheets <text:line-break/>background treatments<text:line-break/>character model sheets. <text:line-break/><text:line-break/>Use the material from your previous assignments to complete all aspects of production, creating a layout package that is ready for delivery to the client.</text:span></text:p>
      <text:p text:style-name="P8"><text:span text:style-name="T5">Post all in a pdf or Word doc by </text:span><text:span text:style-name="T6">Sunday, June 14, 2009</text:span><text:span text:style-name="T5"> for evaluation.<text:line-break/>See new dute date below</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6">Assignment 2 Grading Criteria and Respective Point Value:</text:span></text:p>
          </table:table-cell>
          <table:table-cell table:style-name="Table3.A1" office:value-type="string">
            <text:p text:style-name="P9"><text:span text:style-name="T6">Maximum<text:line-break/>Points</text:span><text:span text:style-name="T5"> </text:span></text:p>
          </table:table-cell>
        </table:table-row>
        <table:table-row table:style-name="Table3.2">
          <table:table-cell table:style-name="Table3.A1" office:value-type="string">
            <text:p text:style-name="P8"><text:span text:style-name="T5">Produced a complete layout package with storyboard (scene breakdown, match lines and camera shots noted).</text:span></text:p>
          </table:table-cell>
          <table:table-cell table:style-name="Table3.A1" office:value-type="string">
            <text:p text:style-name="P9"><text:span text:style-name="T5">4 </text:span></text:p>
          </table:table-cell>
        </table:table-row>
        <table:table-row table:style-name="Table3.2">
          <table:table-cell table:style-name="Table3.A1" office:value-type="string">
            <text:p text:style-name="P8"><text:span text:style-name="T5">Included prop sheets mentioning the props in each scene.</text:span></text:p>
          </table:table-cell>
          <table:table-cell table:style-name="Table3.A1" office:value-type="string">
            <text:p text:style-name="P9"><text:span text:style-name="T5">4 </text:span></text:p>
          </table:table-cell>
        </table:table-row>
        <table:table-row table:style-name="Table3.2">
          <table:table-cell table:style-name="Table3.A1" office:value-type="string">
            <text:p text:style-name="P8"><text:span text:style-name="T5">Included appropriate background treatments in layout package.</text:span></text:p>
          </table:table-cell>
          <table:table-cell table:style-name="Table3.A1" office:value-type="string">
            <text:p text:style-name="P9"><text:span text:style-name="T5">4 </text:span></text:p>
          </table:table-cell>
        </table:table-row>
        <table:table-row table:style-name="Table3.2">
          <table:table-cell table:style-name="Table3.A1" office:value-type="string">
            <text:p text:style-name="P8"><text:span text:style-name="T5">Drew character model sheets in all three poses (front, back, and three-fourth views).</text:span></text:p>
          </table:table-cell>
          <table:table-cell table:style-name="Table3.A1" office:value-type="string">
            <text:p text:style-name="P9"><text:span text:style-name="T5">4 </text:span></text:p>
          </table:table-cell>
        </table:table-row>
        <table:table-row table:style-name="Table3.2">
          <table:table-cell table:style-name="Table3.A1" office:value-type="string">
            <text:p text:style-name="P8"><text:span text:style-name="T5">Adhered to the principles of layout for game design.</text:span></text:p>
          </table:table-cell>
          <table:table-cell table:style-name="Table3.A1" office:value-type="string">
            <text:p text:style-name="P9"><text:span text:style-name="T5">4 </text:span></text:p>
          </table:table-cell>
        </table:table-row>
        <table:table-row table:style-name="Table3.7">
          <table:table-cell table:style-name="Table3.A1" office:value-type="string">
            <text:p text:style-name="P8"><text:span text:style-name="T5">Used game art design vocabulary.</text:span></text:p>
          </table:table-cell>
          <table:table-cell table:style-name="Table3.A1" office:value-type="string">
            <text:p text:style-name="P9"><text:span text:style-name="T5">4 </text:span></text:p>
          </table:table-cell>
        </table:table-row>
        <table:table-row table:style-name="Table3.8">
          <table:table-cell table:style-name="Table3.A1" office:value-type="string">
            <text:p text:style-name="P8"><text:span text:style-name="T6">Total:</text:span></text:p>
          </table:table-cell>
          <table:table-cell table:style-name="Table3.A1" office:value-type="string">
            <text:p text:style-name="P9"><text:span text:style-name="T6">24</text:span><text:span text:style-name="T5"> </text:span></text:p>
          </table:table-cell>
        </table:table-row>
      </table:table>
      <text:p text:style-name="P8"><text:span text:style-name="T16">For assistance with any problems you may have when completing this assignment—OR—to offer your assistance to classmates, please use the </text:span><text:span text:style-name="T17">Problems and Solutions Discussion</text:span><text:span text:style-name="T16"> area located through the left side navigation link. </text:span></text:p>
      <text:p text:style-name="P17"/>
      <text:p text:style-name="P7">Post in Doc Sharing</text:p>
      <text:p text:style-name="P7">New Due Date: Monday/Tuesday before midnight eastern</text:p>
      <text:p text:style-name="P7">Presentation quality counts</text:p>
      <text:p text:style-name="P7"/>
      <text:p text:style-name="P18"><text:span text:style-name="T13">Assignment 3: Review Final Layout Package</text:span></text:p>
      <text:p text:style-name="P8"><text:span text:style-name="T5">Review the storyboard layout package of at least two other classmates and comment on the completeness of the package and their use of different layout elements. Post your comments to this </text:span><text:span text:style-name="T6">Discussion Area</text:span><text:span text:style-name="T5"> by </text:span><text:span text:style-name="T6">Monday, June 15, 2009</text:span><text:span text:style-name="T5">. Justify your ideas and responses using appropriate examples and references to concepts that you learned throughout the course. Remember to consider the following points when you review the layout packages:</text:span></text:p>
      <text:p text:style-name="P14"/>
      <text:list xml:id="list32594293" text:continue-numbering="true" text:style-name="WWNum1">
        <text:list-item>
          <text:p text:style-name="P10"><text:span text:style-name="T5">The things you liked best about their work and possible areas for improvement. </text:span></text:p>
        </text:list-item>
        <text:list-item>
          <text:p text:style-name="P10"><text:span text:style-name="T5">Whether you think the treatment was concise and interesting. </text:span></text:p>
        </text:list-item>
        <text:list-item>
          <text:p text:style-name="P10"><text:span text:style-name="T5">How the characters were developed visually in the context of the overall layout and scene design. </text:span></text:p>
        </text:list-item>
        <text:list-item>
          <text:p text:style-name="P10"><text:span text:style-name="T5">Which cinematic elements in the storyboard you felt were particularly successful in enhancing the layout and design. </text:span></text:p>
        </text:list-item>
        <text:list-item>
          <text:p text:style-name="P10"><text:span text:style-name="T5">Whether continuity was mentioned by the use of eyelines and cuts. </text:span></text:p>
        </text:list-item>
        <text:list-item>
          <text:p text:style-name="P10"><text:span text:style-name="T5">Whether frame design was balanced and whether background and foreground spaces were used to enhance location development. </text:span></text:p>
        </text:list-item>
        <text:list-item>
          <text:p text:style-name="P10"><text:span text:style-name="T5">Whether the placement of characters and props added to the overall layout and scene design.</text:span></text:p>
        </text:list-item>
      </text:list>
      <text:p text:style-name="P14"/>
      <text:p text:style-name="P14"/>
      <table:table table:name="Table4" table:style-name="Table4">
        <table:table-column table:style-name="Table4.A"/>
        <table:table-column table:style-name="Table4.B"/>
        <table:table-row table:style-name="Table4.1">
          <table:table-cell table:style-name="Table4.A1" office:value-type="string">
            <text:p text:style-name="P8"><text:span text:style-name="T6">Assignment 3 Grading Criteria and Respective Point Value:</text:span></text:p>
          </table:table-cell>
          <table:table-cell table:style-name="Table4.A1" office:value-type="string">
            <text:p text:style-name="P8"><text:span text:style-name="T6">Maximum<text:line-break/>Points</text:span><text:span text:style-name="T5"> </text:span></text:p>
          </table:table-cell>
        </table:table-row>
        <table:table-row table:style-name="Table4.2">
          <table:table-cell table:style-name="Table4.A1" office:value-type="string">
            <text:p text:style-name="P8"><text:span text:style-name="T5">Observed the role of cinematic elements in character development.</text:span></text:p>
          </table:table-cell>
          <table:table-cell table:style-name="Table4.A1" office:value-type="string">
            <text:p text:style-name="P8"><text:span text:style-name="T5">4 </text:span></text:p>
          </table:table-cell>
        </table:table-row>
        <table:table-row table:style-name="Table4.2">
          <table:table-cell table:style-name="Table4.A1" office:value-type="string">
            <text:p text:style-name="P8"><text:span text:style-name="T5">Observed the role of cinematic elements in plot.</text:span></text:p>
          </table:table-cell>
          <table:table-cell table:style-name="Table4.A1" office:value-type="string">
            <text:p text:style-name="P8"><text:span text:style-name="T5">4 </text:span></text:p>
          </table:table-cell>
        </table:table-row>
        <table:table-row table:style-name="Table4.2">
          <table:table-cell table:style-name="Table4.A1" office:value-type="string">
            <text:p text:style-name="P8"><text:span text:style-name="T5">Justified ideas and responses by using appropriate examples and references to concepts learned throughout the course.</text:span></text:p>
          </table:table-cell>
          <table:table-cell table:style-name="Table4.A1" office:value-type="string">
            <text:p text:style-name="P8"><text:span text:style-name="T5">4 </text:span></text:p>
          </table:table-cell>
        </table:table-row>
        <table:table-row table:style-name="Table4.2">
          <table:table-cell table:style-name="Table4.A1" office:value-type="string">
            <text:p text:style-name="P8"><text:span text:style-name="T5">Participated in class discussions with meaningful comments.</text:span></text:p>
          </table:table-cell>
          <table:table-cell table:style-name="Table4.A1" office:value-type="string">
            <text:p text:style-name="P8"><text:span text:style-name="T5">4 </text:span></text:p>
          </table:table-cell>
        </table:table-row>
        <table:table-row table:style-name="Table4.6">
          <table:table-cell table:style-name="Table4.A1" office:value-type="string">
            <text:p text:style-name="P8"><text:span text:style-name="T6">Total:</text:span></text:p>
          </table:table-cell>
          <table:table-cell table:style-name="Table4.A1" office:value-type="string">
            <text:p text:style-name="P8"><text:span text:style-name="T6">16</text:span><text:span text:style-name="T5"> </text:span></text:p>
          </table:table-cell>
        </table:table-row>
      </table:table>
      <text:p text:style-name="P8"><text:span text:style-name="T16">For assistance with any problems you may have when completing this assignment—OR—to offer your assistance to classmates, please use the </text:span><text:span text:style-name="T17">Problems and Solutions Discussion</text:span><text:span text:style-name="T16"> area located through the left side navigation link. </text:span></text:p>
      <text:p text:style-name="P14"/>
      <text:p text:style-name="P8"><text:span text:style-name="T9">Critique 2 from assignment 2 week 5</text:span></text:p>
      <text:p text:style-name="P8"><text:span text:style-name="T9">label your entry like this:</text:span><text:span text:style-name="T7"> with the student's name you choose<text:line-break/><text:line-break/>example:<text:line-break/>Mark critique<text:line-break/>Pat critique</text:span></text:p>
      <text:p text:style-name="P13"/>
      <text:p text:style-name="P8"><text:span text:style-name="T18">New Due Date:</text:span> Wednesday before midnight eastern</text:p>
      <text:p text:style-name="P8"/>
      <text:p text:style-name="P8">How is everyone doing?<text:line-break/>We have so many meetings today and tomorrow...but I will keep checking the classroom and email.<text:line-break/><text:line-break/>I am trying to get grades posted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4S</meta:editing-duration>
    <meta:editing-cycles>4</meta:editing-cycles>
    <meta:generator>LibreOffice/3.5$Windows_x86 LibreOffice_project/7122e39-92ed229-498d286-15e43b4-d70da21</meta:generator>
    <dc:date>2012-11-06T12:46:29.63</dc:date>
    <meta:document-statistic meta:table-count="4" meta:image-count="0" meta:object-count="0" meta:page-count="8" meta:paragraph-count="143" meta:word-count="3114" meta:character-count="19513" meta:non-whitespace-character-count="16485"/>
    <meta:user-defined meta:name="Info 1"/>
    <meta:user-defined meta:name="Info 2"/>
    <meta:user-defined meta:name="Info 3"/>
    <meta:user-defined meta:name="Info 4"/>
  </office:meta>
</office:document-meta>
</file>